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Palatino Linotype" svg:font-family="'Palatino Linotype'"/>
    <style:font-face style:name="Tahoma1" svg:font-family="Tahoma"/>
    <style:font-face style:name="Nimbus Mono L" svg:font-family="'Nimbus Mono L'" style:font-family-generic="modern" style:font-pitch="fixed"/>
    <style:font-face style:name="DejaVu Sans" svg:font-family="'DejaVu Sans'" style:font-pitch="variable"/>
    <style:font-face style:name="Tahoma" svg:font-family="Tahoma" style:font-pitch="variable"/>
    <style:font-face style:name="Palatino Linotype1" svg:font-family="'Palatino Linotype'" style:font-adornments="Bold" style:font-family-generic="roman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</style:style>
    <style:style style:name="P2" style:family="paragraph" style:parent-style-name="Preformatted_20_Text">
      <style:paragraph-properties fo:margin-left="0.4925in" fo:margin-right="0in" fo:text-align="start" style:justify-single-word="false" fo:text-indent="0in" style:auto-text-indent="false"/>
      <style:text-properties fo:font-weight="normal" style:font-weight-asian="normal" style:font-weight-complex="normal"/>
    </style:style>
    <style:style style:name="P3" style:family="paragraph" style:parent-style-name="Preformatted_20_Text">
      <style:paragraph-properties fo:margin-left="0.9846in" fo:margin-right="0in" fo:text-align="start" style:justify-single-word="false" fo:text-indent="0in" style:auto-text-indent="false"/>
      <style:text-properties fo:font-weight="normal" style:font-weight-asian="normal" style:font-weight-complex="normal"/>
    </style:style>
    <style:style style:name="P4" style:family="paragraph" style:parent-style-name="Preformatted_20_Text">
      <style:text-properties fo:font-weight="normal" style:font-weight-asian="normal" style:font-weight-complex="normal"/>
    </style:style>
    <style:style style:name="P5" style:family="paragraph" style:parent-style-name="Preformatted_20_Text">
      <style:text-properties fo:font-weight="bold"/>
    </style:style>
    <style:style style:name="P6" style:family="paragraph" style:parent-style-name="Preformatted_20_Text">
      <style:paragraph-properties fo:margin-left="0.4925in" fo:margin-right="0in" fo:text-indent="0in" style:auto-text-indent="false"/>
      <style:text-properties fo:font-weight="normal" style:font-weight-asian="normal" style:font-weight-complex="normal"/>
    </style:style>
    <style:style style:name="P7" style:family="paragraph" style:parent-style-name="Preformatted_20_Text">
      <style:paragraph-properties fo:margin-left="0.9846in" fo:margin-right="0in" fo:text-indent="0in" style:auto-text-indent="false"/>
      <style:text-properties fo:font-weight="normal" style:font-weight-asian="normal" style:font-weight-complex="normal"/>
    </style:style>
    <style:style style:name="P8" style:family="paragraph" style:parent-style-name="Standard">
      <style:text-properties fo:font-weight="bold"/>
    </style:style>
    <style:style style:name="P9" style:family="paragraph" style:parent-style-name="Preformatted_20_Text">
      <style:paragraph-properties fo:margin-left="0.9846in" fo:margin-right="0in" fo:text-align="start" style:justify-single-word="false" fo:text-indent="0in" style:auto-text-indent="false"/>
      <style:text-properties fo:font-weight="normal" fo:background-color="#ffff00" style:font-weight-asian="normal" style:font-weight-complex="normal"/>
    </style:style>
    <style:style style:name="P10" style:family="paragraph" style:parent-style-name="Preformatted_20_Text">
      <style:paragraph-properties fo:margin-top="0in" fo:margin-bottom="0.1965in"/>
    </style:style>
    <style:style style:name="T1" style:family="text">
      <style:text-properties fo:font-weight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Source_20_Text">libgedcom++</text:span> Design Document</text:p>
      <text:h text:style-name="Heading_20_1" text:outline-level="1">Overview</text:h>
      <text:p text:style-name="Text_20_body"><text:span text:style-name="Source_20_Text">libgedcom++</text:span> will provide an object-oriented C++ wrapper around the gedcom-parser libraries <text:span text:style-name="Source_20_Text">libgedcom</text:span> and <text:span text:style-name="Source_20_Text">libgedcom_gom</text:span></text:p>
      <text:h text:style-name="Heading_20_1" text:outline-level="1">Independent Classes</text:h>
      <text:p text:style-name="P1">GedcomParser</text:p>
      <text:p text:style-name="P1">GedcomObjectModel</text:p>
      <text:p text:style-name="P1">GedcomRecord</text:p>
      <text:h text:style-name="Heading_20_1" text:outline-level="1">Mapped Classes</text:h>
      <text:h text:style-name="Heading_20_2" text:outline-level="2" text:is-list-header="true">Main structures</text:h>
      <text:p text:style-name="Preformatted_20_Text"><text:s/></text:p>
      <text:p text:style-name="Preformatted_20_Text"><text:span text:style-name="T1">class HeaderCorporation </text:span><text:span text:style-name="T2">{</text:span></text:p>
      <text:p text:style-name="P2">public:</text:p>
      <text:p text:style-name="P3">HeaderCorporation();</text:p>
      <text:p text:style-name="P3">const string&amp; get_name() const;</text:p>
      <text:p text:style-name="P3">const Address&amp; get_address() const;</text:p>
      <text:p text:style-name="P3">const string&amp; get_phone() const;</text:p>
      <text:p text:style-name="P3">void set_name(const string&amp; new_name);</text:p>
      <text:p text:style-name="P3">void set_address(const Address&amp; new_address);</text:p>
      <text:p text:style-name="P3">void set_phone(const string&amp; new_phone);</text:p>
      <text:p text:style-name="P2">private:</text:p>
      <text:p text:style-name="P3">string name;</text:p>
      <text:p text:style-name="P3">Address address;</text:p>
      <text:p text:style-name="P3">string phone;</text:p>
      <text:p text:style-name="P4">};</text:p>
      <text:p text:style-name="P5"/>
      <text:p text:style-name="P5">class HeaderData<text:span text:style-name="T2"> {</text:span></text:p>
      <text:p text:style-name="P6">public:</text:p>
      <text:p text:style-name="P7">HeaderData();</text:p>
      <text:p text:style-name="P7">const string&amp; get_name() const;</text:p>
      <text:p text:style-name="P7">const DateValue&amp; get_date() const;</text:p>
      <text:p text:style-name="P7">const string&amp; get_copyright() const;</text:p>
      <text:p text:style-name="P7">void set_name(const string&amp; new_name);</text:p>
      <text:p text:style-name="P7">void set_date(const DateValue&amp; new_date);</text:p>
      <text:p text:style-name="P7">void set_copyright(const string&amp; new_copyright);</text:p>
      <text:p text:style-name="P6">private:</text:p>
      <text:p text:style-name="P7">string name;</text:p>
      <text:p text:style-name="P7">DateValue date;</text:p>
      <text:p text:style-name="P7">string copyright;</text:p>
      <text:p text:style-name="P4">};</text:p>
      <text:p text:style-name="P8"/>
      <text:p text:style-name="Preformatted_20_Text"><text:span text:style-name="T1">class Header : public GedcomRecord</text:span><text:span text:style-name="T2"> {</text:span></text:p>
      <text:p text:style-name="P6">public:</text:p>
      <text:p text:style-name="P7">Header();</text:p>
      <text:p text:style-name="P7">string get_id() const;</text:p>
      <text:p text:style-name="P3">string get_name() const;</text:p>
      <text:p text:style-name="P3">string get_version() const;</text:p>
      <text:p text:style-name="P3"/>
      <text:p text:style-name="P9">header_corporation and header_data ???</text:p>
      <text:p text:style-name="P9"/>
      <text:p text:style-name="P6">private:</text:p>
      <text:p text:style-name="P3"/>
      <text:p text:style-name="P4">};</text:p>
      <text:p text:style-name="Preformatted_20_Text"><text:bookmark text:name="header"/><text:span text:style-name="T1">struct header</text:span> { (<text:a xlink:type="simple" xlink:href="javascript:popup_gedcom('HEADER')">?</text:a>)</text:p>
      <text:p text:style-name="Preformatted_20_Text"><text:s text:c="2"/>struct header_source { </text:p>
      <text:p text:style-name="Preformatted_20_Text"><text:s text:c="4"/>char *id; (<text:a xlink:type="simple" xlink:href="javascript:popup_gedcom('APPROVED_SYSTEM_ID')">?</text:a>)</text:p>
      <text:p text:style-name="Preformatted_20_Text"><text:s text:c="4"/>char *name; (<text:a xlink:type="simple" xlink:href="javascript:popup_gedcom('NAME_OF_PRODUCT')">?</text:a>)</text:p>
      <text:p text:style-name="Preformatted_20_Text"><text:s text:c="4"/>char *version; (<text:a xlink:type="simple" xlink:href="javascript:popup_gedcom('VERSION_NUMBER')">?</text:a>)</text:p>
      <text:p text:style-name="Preformatted_20_Text"><text:s text:c="4"/>struct header_corporation { </text:p>
      <text:p text:style-name="Preformatted_20_Text"><text:s text:c="6"/>char *name; (<text:a xlink:type="simple" xlink:href="javascript:popup_gedcom('NAME_OF_BUSINESS')">?</text:a>)</text:p>
      <text:p text:style-name="Preformatted_20_Text"><text:s text:c="6"/><text:a xlink:type="simple" xlink:href="../../../../software/downloads/gedcom-parse-0.90.0/doc/gomxref.html#address">struct address</text:a> *address; </text:p>
      <text:p text:style-name="Preformatted_20_Text"><text:s text:c="6"/>char *phone[3]; (<text:a xlink:type="simple" xlink:href="javascript:popup_gedcom('PHONE_NUMBER')">?</text:a>)</text:p>
      <text:p text:style-name="Preformatted_20_Text"><text:s text:c="4"/>} corporation; </text:p>
      <text:p text:style-name="Preformatted_20_Text"><text:s text:c="4"/>struct header_data { </text:p>
      <text:p text:style-name="Preformatted_20_Text"><text:s text:c="6"/>char *name; (<text:a xlink:type="simple" xlink:href="javascript:popup_gedcom('NAME_OF_SOURCE_DATA')">?</text:a>)</text:p>
      <text:p text:style-name="Preformatted_20_Text"><text:s text:c="6"/><text:a xlink:type="simple" xlink:href="../../../../software/downloads/gedcom-parse-0.90.0/doc/interface.html#date_value">struct date_value</text:a> *date; (<text:a xlink:type="simple" xlink:href="javascript:popup_gedcom('PUBLICATION_DATE')">?</text:a>)</text:p>
      <text:p text:style-name="Preformatted_20_Text"><text:s text:c="6"/>char *copyright; (<text:a xlink:type="simple" xlink:href="javascript:popup_gedcom('COPYRIGHT_SOURCE_DATA')">?</text:a>)</text:p>
      <text:p text:style-name="Preformatted_20_Text"><text:s text:c="4"/>} data; </text:p>
      <text:p text:style-name="Preformatted_20_Text"><text:s text:c="2"/>} source; </text:p>
      <text:p text:style-name="Preformatted_20_Text"><text:s text:c="2"/>char *destination; (<text:a xlink:type="simple" xlink:href="javascript:popup_gedcom('RECEIVING_SYSTEM_NAME')">?</text:a>)</text:p>
      <text:p text:style-name="Preformatted_20_Text"><text:s text:c="2"/><text:a xlink:type="simple" xlink:href="../../../../software/downloads/gedcom-parse-0.90.0/doc/interface.html#date_value">struct date_value</text:a> *date; (<text:a xlink:type="simple" xlink:href="javascript:popup_gedcom('TRANSMISSION_DATE')">?</text:a>)</text:p>
      <text:p text:style-name="Preformatted_20_Text"><text:s text:c="2"/>char *time; (<text:a xlink:type="simple" xlink:href="javascript:popup_gedcom('TIME_VALUE')">?</text:a>)</text:p>
      <text:p text:style-name="Preformatted_20_Text"><text:s text:c="2"/><text:a xlink:type="simple" xlink:href="../../../../software/downloads/gedcom-parse-0.90.0/doc/interface.html#xref_value">struct xref_value</text:a> *submitter; </text:p>
      <text:p text:style-name="Preformatted_20_Text"><text:s text:c="2"/><text:a xlink:type="simple" xlink:href="../../../../software/downloads/gedcom-parse-0.90.0/doc/interface.html#xref_value">struct xref_value</text:a> *submission; </text:p>
      <text:p text:style-name="Preformatted_20_Text"><text:s text:c="2"/>char *filename; (<text:a xlink:type="simple" xlink:href="javascript:popup_gedcom('FILE_NAME')">?</text:a>)</text:p>
      <text:p text:style-name="Preformatted_20_Text"><text:s text:c="2"/>char *copyright; (<text:a xlink:type="simple" xlink:href="javascript:popup_gedcom('COPYRIGHT_GEDCOM_FILE')">?</text:a>)</text:p>
      <text:p text:style-name="Preformatted_20_Text"><text:s text:c="2"/>struct header_gedcom { </text:p>
      <text:p text:style-name="Preformatted_20_Text"><text:s text:c="4"/>char *version; (<text:a xlink:type="simple" xlink:href="javascript:popup_gedcom('VERSION_NUMBER')">?</text:a>)</text:p>
      <text:p text:style-name="Preformatted_20_Text"><text:s text:c="4"/>char *form; (<text:a xlink:type="simple" xlink:href="javascript:popup_gedcom('GEDCOM_FORM')">?</text:a>)</text:p>
      <text:p text:style-name="Preformatted_20_Text"><text:s text:c="2"/>} gedcom; </text:p>
      <text:p text:style-name="Preformatted_20_Text"><text:s text:c="2"/>struct header_charset { </text:p>
      <text:p text:style-name="Preformatted_20_Text"><text:s text:c="4"/>char *name; (<text:a xlink:type="simple" xlink:href="javascript:popup_gedcom('CHARACTER_SET')">?</text:a>)</text:p>
      <text:p text:style-name="Preformatted_20_Text"><text:s text:c="4"/>char *version; (<text:a xlink:type="simple" xlink:href="javascript:popup_gedcom('VERSION_NUMBER')">?</text:a>)</text:p>
      <text:p text:style-name="Preformatted_20_Text"><text:s text:c="2"/>} charset; </text:p>
      <text:p text:style-name="Preformatted_20_Text"><text:s text:c="2"/>char *language; (<text:a xlink:type="simple" xlink:href="javascript:popup_gedcom('LANGUAGE_OF_TEXT')">?</text:a>)</text:p>
      <text:p text:style-name="Preformatted_20_Text"><text:s text:c="2"/>char *place_hierarchy; (<text:a xlink:type="simple" xlink:href="javascript:popup_gedcom('PLACE_HIERARCHY')">?</text:a>)</text:p>
      <text:p text:style-name="Preformatted_20_Text"><text:s text:c="2"/>char *note; (<text:a xlink:type="simple" xlink:href="javascript:popup_gedcom('GEDCOM_CONTENT_DESCRIPTION')">?</text:a>)</text:p>
      <text:p text:style-name="Preformatted_20_Text"><text:s text:c="2"/><text:a xlink:type="simple" xlink:href="../../../../software/downloads/gedcom-parse-0.90.0/doc/gomxref.html#user_data">struct user_data</text:a> *extra; </text:p>
      <text:p text:style-name="Preformatted_20_Text">}; </text:p>
      <text:p text:style-name="Preformatted_20_Text"><text:s/></text:p>
      <text:p text:style-name="Preformatted_20_Text"><text:bookmark text:name="submission"/><text:span text:style-name="T1">struct submission</text:span> { (<text:a xlink:type="simple" xlink:href="javascript:popup_gedcom('SUBMISSION_RECORD')">?</text:a>)</text:p>
      <text:p text:style-name="Preformatted_20_Text"><text:s text:c="2"/>char *xrefstr; </text:p>
      <text:p text:style-name="Preformatted_20_Text"><text:s text:c="2"/><text:a xlink:type="simple" xlink:href="../../../../software/downloads/gedcom-parse-0.90.0/doc/interface.html#xref_value">struct xref_value</text:a> *submitter; </text:p>
      <text:p text:style-name="Preformatted_20_Text"><text:s text:c="2"/>char *family_file; (<text:a xlink:type="simple" xlink:href="javascript:popup_gedcom('NAME_OF_FAMILY_FILE')">?</text:a>)</text:p>
      <text:p text:style-name="Preformatted_20_Text"><text:s text:c="2"/>char *temple_code; (<text:a xlink:type="simple" xlink:href="javascript:popup_gedcom('TEMPLE_CODE')">?</text:a>)</text:p>
      <text:p text:style-name="Preformatted_20_Text"><text:s text:c="2"/>char *nr_of_ancestor_gens; (<text:a xlink:type="simple" xlink:href="javascript:popup_gedcom('GENERATIONS_OF_ANCESTORS')">?</text:a>)</text:p>
      <text:p text:style-name="Preformatted_20_Text"><text:s text:c="2"/>char *nr_of_descendant_gens; (<text:a xlink:type="simple" xlink:href="javascript:popup_gedcom('GENERATIONS_OF_DESCENDANTS')">?</text:a>)</text:p>
      <text:p text:style-name="Preformatted_20_Text"><text:s text:c="2"/>char *ordinance_process_flag; (<text:a xlink:type="simple" xlink:href="javascript:popup_gedcom('ORDINANCE_PROCESS_FLAG')">?</text:a>)</text:p>
      <text:p text:style-name="Preformatted_20_Text"><text:s text:c="2"/>char *record_id; (<text:a xlink:type="simple" xlink:href="javascript:popup_gedcom('AUTOMATED_RECORD_ID')">?</text:a>)</text:p>
      <text:p text:style-name="Preformatted_20_Text"><text:s text:c="2"/><text:a xlink:type="simple" xlink:href="../../../../software/downloads/gedcom-parse-0.90.0/doc/gomxref.html#user_data">struct user_data</text:a> *extra; </text:p>
      <text:p text:style-name="Preformatted_20_Text">}; </text:p>
      <text:p text:style-name="Preformatted_20_Text"><text:s/></text:p>
      <text:p text:style-name="Preformatted_20_Text"><text:bookmark text:name="family"/><text:span text:style-name="T1">struct family</text:span> { (<text:a xlink:type="simple" xlink:href="javascript:popup_gedcom('FAM_RECORD')">?</text:a>)</text:p>
      <text:p text:style-name="Preformatted_20_Text"><text:s text:c="2"/>char *xrefstr; </text:p>
      <text:p text:style-name="Preformatted_20_Text"><text:s text:c="2"/><text:a xlink:type="simple" xlink:href="../../../../software/downloads/gedcom-parse-0.90.0/doc/gomxref.html#event">struct event</text:a> *event; </text:p>
      <text:p text:style-name="Preformatted_20_Text"><text:s text:c="2"/><text:a xlink:type="simple" xlink:href="../../../../software/downloads/gedcom-parse-0.90.0/doc/interface.html#xref_value">struct xref_value</text:a> *husband; </text:p>
      <text:p text:style-name="Preformatted_20_Text"><text:s text:c="2"/><text:a xlink:type="simple" xlink:href="../../../../software/downloads/gedcom-parse-0.90.0/doc/interface.html#xref_value">struct xref_value</text:a> *wife; </text:p>
      <text:p text:style-name="Preformatted_20_Text"><text:s text:c="2"/><text:a xlink:type="simple" xlink:href="../../../../software/downloads/gedcom-parse-0.90.0/doc/gomxref.html#xref_list">struct xref_list</text:a> *children; </text:p>
      <text:p text:style-name="Preformatted_20_Text"><text:s text:c="2"/>char *nr_of_children; (<text:a xlink:type="simple" xlink:href="javascript:popup_gedcom('COUNT_OF_CHILDREN')">?</text:a>)</text:p>
      <text:p text:style-name="Preformatted_20_Text"><text:s text:c="2"/><text:a xlink:type="simple" xlink:href="../../../../software/downloads/gedcom-parse-0.90.0/doc/gomxref.html#xref_list">struct xref_list</text:a> *submitters; </text:p>
      <text:p text:style-name="Preformatted_20_Text"><text:s text:c="2"/><text:a xlink:type="simple" xlink:href="../../../../software/downloads/gedcom-parse-0.90.0/doc/gomxref.html#lds_event">struct lds_event</text:a> *lds_spouse_sealing; </text:p>
      <text:p text:style-name="Preformatted_20_Text"><text:s text:c="2"/><text:a xlink:type="simple" xlink:href="../../../../software/downloads/gedcom-parse-0.90.0/doc/gomxref.html#source_citation">struct source_citation</text:a> *citation; </text:p>
      <text:p text:style-name="Preformatted_20_Text"><text:s text:c="2"/><text:a xlink:type="simple" xlink:href="../../../../software/downloads/gedcom-parse-0.90.0/doc/gomxref.html#multimedia_link">struct multimedia_link</text:a> *mm_link; </text:p>
      <text:p text:style-name="Preformatted_20_Text"><text:s text:c="2"/><text:a xlink:type="simple" xlink:href="../../../../software/downloads/gedcom-parse-0.90.0/doc/gomxref.html#note_sub">struct note_sub</text:a> *note; </text:p>
      <text:p text:style-name="Preformatted_20_Text"><text:s text:c="2"/><text:a xlink:type="simple" xlink:href="../../../../software/downloads/gedcom-parse-0.90.0/doc/gomxref.html#user_ref_number">struct user_ref_number</text:a> *ref; </text:p>
      <text:p text:style-name="Preformatted_20_Text"><text:s text:c="2"/>char *record_id; (<text:a xlink:type="simple" xlink:href="javascript:popup_gedcom('AUTOMATED_RECORD_ID')">?</text:a>)</text:p>
      <text:p text:style-name="Preformatted_20_Text"><text:s text:c="2"/><text:a xlink:type="simple" xlink:href="../../../../software/downloads/gedcom-parse-0.90.0/doc/gomxref.html#change_date">struct change_date</text:a> *change_date; </text:p>
      <text:p text:style-name="Preformatted_20_Text"><text:s text:c="2"/><text:a xlink:type="simple" xlink:href="../../../../software/downloads/gedcom-parse-0.90.0/doc/gomxref.html#user_data">struct user_data</text:a> *extra; </text:p>
      <text:p text:style-name="Preformatted_20_Text"><text:s text:c="2"/><text:a xlink:type="simple" xlink:href="../../../../software/downloads/gedcom-parse-0.90.0/doc/gomxref.html#family">struct family</text:a> *next; </text:p>
      <text:p text:style-name="Preformatted_20_Text"><text:s text:c="2"/><text:a xlink:type="simple" xlink:href="../../../../software/downloads/gedcom-parse-0.90.0/doc/gomxref.html#family">struct family</text:a> *previous; </text:p>
      <text:p text:style-name="Preformatted_20_Text">}; </text:p>
      <text:p text:style-name="Preformatted_20_Text"><text:s/></text:p>
      <text:p text:style-name="Preformatted_20_Text"><text:bookmark text:name="individual"/><text:span text:style-name="T1">struct individual</text:span> { (<text:a xlink:type="simple" xlink:href="javascript:popup_gedcom('INDIVIDUAL_RECORD')">?</text:a>)</text:p>
      <text:p text:style-name="Preformatted_20_Text"><text:s text:c="2"/>char *xrefstr; </text:p>
      <text:p text:style-name="Preformatted_20_Text"><text:s text:c="2"/>char *restriction_notice; (<text:a xlink:type="simple" xlink:href="javascript:popup_gedcom('RESTRICTION_NOTICE')">?</text:a>)</text:p>
      <text:p text:style-name="Preformatted_20_Text"><text:s text:c="2"/><text:a xlink:type="simple" xlink:href="../../../../software/downloads/gedcom-parse-0.90.0/doc/gomxref.html#personal_name">struct personal_name</text:a> *name; </text:p>
      <text:p text:style-name="Preformatted_20_Text"><text:s text:c="2"/>char *sex; (<text:a xlink:type="simple" xlink:href="javascript:popup_gedcom('SEX_VALUE')">?</text:a>)</text:p>
      <text:p text:style-name="Preformatted_20_Text"><text:s text:c="2"/><text:a xlink:type="simple" xlink:href="../../../../software/downloads/gedcom-parse-0.90.0/doc/gomxref.html#event">struct event</text:a> *event; </text:p>
      <text:p text:style-name="Preformatted_20_Text"><text:s text:c="2"/><text:a xlink:type="simple" xlink:href="../../../../software/downloads/gedcom-parse-0.90.0/doc/gomxref.html#event">struct event</text:a> *attribute; </text:p>
      <text:p text:style-name="Preformatted_20_Text"><text:s text:c="2"/><text:a xlink:type="simple" xlink:href="../../../../software/downloads/gedcom-parse-0.90.0/doc/gomxref.html#lds_event">struct lds_event</text:a> *lds_individual_ordinance; </text:p>
      <text:p text:style-name="Preformatted_20_Text"><text:s text:c="2"/><text:a xlink:type="simple" xlink:href="../../../../software/downloads/gedcom-parse-0.90.0/doc/gomxref.html#family_link">struct family_link</text:a> *child_to_family; </text:p>
      <text:p text:style-name="Preformatted_20_Text"><text:s text:c="2"/><text:a xlink:type="simple" xlink:href="../../../../software/downloads/gedcom-parse-0.90.0/doc/gomxref.html#family_link">struct family_link</text:a> *spouse_to_family; </text:p>
      <text:p text:style-name="Preformatted_20_Text"><text:s text:c="2"/><text:a xlink:type="simple" xlink:href="../../../../software/downloads/gedcom-parse-0.90.0/doc/gomxref.html#xref_list">struct xref_list</text:a> *submitters; </text:p>
      <text:p text:style-name="Preformatted_20_Text"><text:s text:c="2"/><text:a xlink:type="simple" xlink:href="../../../../software/downloads/gedcom-parse-0.90.0/doc/gomxref.html#association">struct association</text:a> *association; </text:p>
      <text:p text:style-name="Preformatted_20_Text"><text:s text:c="2"/><text:a xlink:type="simple" xlink:href="../../../../software/downloads/gedcom-parse-0.90.0/doc/gomxref.html#xref_list">struct xref_list</text:a> *alias; </text:p>
      <text:p text:style-name="Preformatted_20_Text"><text:s text:c="2"/><text:a xlink:type="simple" xlink:href="../../../../software/downloads/gedcom-parse-0.90.0/doc/gomxref.html#xref_list">struct xref_list</text:a> *ancestor_interest; </text:p>
      <text:p text:style-name="Preformatted_20_Text"><text:s text:c="2"/><text:a xlink:type="simple" xlink:href="../../../../software/downloads/gedcom-parse-0.90.0/doc/gomxref.html#xref_list">struct xref_list</text:a> *descendant_interest; </text:p>
      <text:p text:style-name="Preformatted_20_Text"><text:s text:c="2"/><text:a xlink:type="simple" xlink:href="../../../../software/downloads/gedcom-parse-0.90.0/doc/gomxref.html#source_citation">struct source_citation</text:a> *citation; </text:p>
      <text:p text:style-name="Preformatted_20_Text"><text:s text:c="2"/><text:a xlink:type="simple" xlink:href="../../../../software/downloads/gedcom-parse-0.90.0/doc/gomxref.html#multimedia_link">struct multimedia_link</text:a> *mm_link; </text:p>
      <text:p text:style-name="Preformatted_20_Text"><text:s text:c="2"/><text:a xlink:type="simple" xlink:href="../../../../software/downloads/gedcom-parse-0.90.0/doc/gomxref.html#note_sub">struct note_sub</text:a> *note; </text:p>
      <text:p text:style-name="Preformatted_20_Text"><text:s text:c="2"/>char *record_file_nr; (<text:a xlink:type="simple" xlink:href="javascript:popup_gedcom('PERMANENT_RECORD_FILE_NUMBER')">?</text:a>)</text:p>
      <text:p text:style-name="Preformatted_20_Text"><text:s text:c="2"/>char *ancestral_file_nr; (<text:a xlink:type="simple" xlink:href="javascript:popup_gedcom('ANCESTRAL_FILE_NUMBER')">?</text:a>)</text:p>
      <text:p text:style-name="Preformatted_20_Text"><text:s text:c="2"/><text:a xlink:type="simple" xlink:href="../../../../software/downloads/gedcom-parse-0.90.0/doc/gomxref.html#user_ref_number">struct user_ref_number</text:a> *ref; </text:p>
      <text:p text:style-name="Preformatted_20_Text"><text:s text:c="2"/>char *record_id; (<text:a xlink:type="simple" xlink:href="javascript:popup_gedcom('AUTOMATED_RECORD_ID')">?</text:a>)</text:p>
      <text:p text:style-name="Preformatted_20_Text"><text:s text:c="2"/><text:a xlink:type="simple" xlink:href="../../../../software/downloads/gedcom-parse-0.90.0/doc/gomxref.html#change_date">struct change_date</text:a> *change_date; </text:p>
      <text:p text:style-name="Preformatted_20_Text"><text:s text:c="2"/><text:a xlink:type="simple" xlink:href="../../../../software/downloads/gedcom-parse-0.90.0/doc/gomxref.html#user_data">struct user_data</text:a> *extra; </text:p>
      <text:p text:style-name="Preformatted_20_Text"><text:s text:c="2"/><text:a xlink:type="simple" xlink:href="../../../../software/downloads/gedcom-parse-0.90.0/doc/gomxref.html#individual">struct individual</text:a> *next; </text:p>
      <text:p text:style-name="Preformatted_20_Text"><text:s text:c="2"/><text:a xlink:type="simple" xlink:href="../../../../software/downloads/gedcom-parse-0.90.0/doc/gomxref.html#individual">struct individual</text:a> *previous; </text:p>
      <text:p text:style-name="Preformatted_20_Text">}; </text:p>
      <text:p text:style-name="Preformatted_20_Text"><text:s/></text:p>
      <text:p text:style-name="Preformatted_20_Text"><text:bookmark text:name="multimedia"/><text:span text:style-name="T1">struct multimedia</text:span> { (<text:a xlink:type="simple" xlink:href="javascript:popup_gedcom('MULTIMEDIA_RECORD')">?</text:a>)</text:p>
      <text:p text:style-name="Preformatted_20_Text"><text:s text:c="2"/>char *xrefstr; </text:p>
      <text:p text:style-name="Preformatted_20_Text"><text:s text:c="2"/>char *form; (<text:a xlink:type="simple" xlink:href="javascript:popup_gedcom('MULTIMEDIA_FORMAT')">?</text:a>)</text:p>
      <text:p text:style-name="Preformatted_20_Text"><text:s text:c="2"/>char *title; (<text:a xlink:type="simple" xlink:href="javascript:popup_gedcom('DESCRIPTIVE_TITLE')">?</text:a>)</text:p>
      <text:p text:style-name="Preformatted_20_Text"><text:s text:c="2"/><text:a xlink:type="simple" xlink:href="../../../../software/downloads/gedcom-parse-0.90.0/doc/gomxref.html#note_sub">struct note_sub</text:a> *note; </text:p>
      <text:p text:style-name="Preformatted_20_Text"><text:s text:c="2"/>char *data; (<text:a xlink:type="simple" xlink:href="javascript:popup_gedcom('ENCODED_MULTIMEDIA_LINE')">?</text:a>)</text:p>
      <text:p text:style-name="Preformatted_20_Text"><text:s text:c="2"/><text:a xlink:type="simple" xlink:href="../../../../software/downloads/gedcom-parse-0.90.0/doc/interface.html#xref_value">struct xref_value</text:a> *continued; </text:p>
      <text:p text:style-name="Preformatted_20_Text"><text:s text:c="2"/><text:a xlink:type="simple" xlink:href="../../../../software/downloads/gedcom-parse-0.90.0/doc/gomxref.html#user_ref_number">struct user_ref_number</text:a> *ref; </text:p>
      <text:p text:style-name="Preformatted_20_Text"><text:s text:c="2"/>char *record_id; (<text:a xlink:type="simple" xlink:href="javascript:popup_gedcom('AUTOMATED_RECORD_ID')">?</text:a>)</text:p>
      <text:p text:style-name="Preformatted_20_Text"><text:s text:c="2"/><text:a xlink:type="simple" xlink:href="../../../../software/downloads/gedcom-parse-0.90.0/doc/gomxref.html#change_date">struct change_date</text:a> *change_date; </text:p>
      <text:p text:style-name="Preformatted_20_Text"><text:s text:c="2"/><text:a xlink:type="simple" xlink:href="../../../../software/downloads/gedcom-parse-0.90.0/doc/gomxref.html#user_data">struct user_data</text:a> *extra; </text:p>
      <text:p text:style-name="Preformatted_20_Text"><text:s text:c="2"/><text:a xlink:type="simple" xlink:href="../../../../software/downloads/gedcom-parse-0.90.0/doc/gomxref.html#multimedia">struct multimedia</text:a> *next; </text:p>
      <text:p text:style-name="Preformatted_20_Text"><text:s text:c="2"/><text:a xlink:type="simple" xlink:href="../../../../software/downloads/gedcom-parse-0.90.0/doc/gomxref.html#multimedia">struct multimedia</text:a> *previous; </text:p>
      <text:p text:style-name="Preformatted_20_Text">}; </text:p>
      <text:p text:style-name="Preformatted_20_Text"><text:s/></text:p>
      <text:p text:style-name="Preformatted_20_Text"><text:bookmark text:name="note"/><text:span text:style-name="T1">struct note</text:span> { (<text:a xlink:type="simple" xlink:href="javascript:popup_gedcom('NOTE_RECORD')">?</text:a>)</text:p>
      <text:p text:style-name="Preformatted_20_Text"><text:s text:c="2"/>char *xrefstr; </text:p>
      <text:p text:style-name="Preformatted_20_Text"><text:s text:c="2"/>char *text; (<text:a xlink:type="simple" xlink:href="javascript:popup_gedcom('SUBMITTER_TEXT')">?</text:a>)</text:p>
      <text:p text:style-name="Preformatted_20_Text"><text:s text:c="2"/><text:a xlink:type="simple" xlink:href="../../../../software/downloads/gedcom-parse-0.90.0/doc/gomxref.html#source_citation">struct source_citation</text:a> *citation; </text:p>
      <text:p text:style-name="Preformatted_20_Text"><text:s text:c="2"/><text:a xlink:type="simple" xlink:href="../../../../software/downloads/gedcom-parse-0.90.0/doc/gomxref.html#user_ref_number">struct user_ref_number</text:a> *ref; </text:p>
      <text:p text:style-name="Preformatted_20_Text"><text:s text:c="2"/>char *record_id; (<text:a xlink:type="simple" xlink:href="javascript:popup_gedcom('AUTOMATED_RECORD_ID')">?</text:a>)</text:p>
      <text:p text:style-name="Preformatted_20_Text"><text:s text:c="2"/><text:a xlink:type="simple" xlink:href="../../../../software/downloads/gedcom-parse-0.90.0/doc/gomxref.html#change_date">struct change_date</text:a> *change_date; </text:p>
      <text:p text:style-name="Preformatted_20_Text"><text:s text:c="2"/><text:a xlink:type="simple" xlink:href="../../../../software/downloads/gedcom-parse-0.90.0/doc/gomxref.html#user_data">struct user_data</text:a> *extra; </text:p>
      <text:p text:style-name="Preformatted_20_Text"><text:s text:c="2"/><text:a xlink:type="simple" xlink:href="../../../../software/downloads/gedcom-parse-0.90.0/doc/gomxref.html#note">struct note</text:a> *next; </text:p>
      <text:p text:style-name="Preformatted_20_Text"><text:s text:c="2"/><text:a xlink:type="simple" xlink:href="../../../../software/downloads/gedcom-parse-0.90.0/doc/gomxref.html#note">struct note</text:a> *previous; </text:p>
      <text:p text:style-name="Preformatted_20_Text">}; </text:p>
      <text:p text:style-name="Preformatted_20_Text"><text:s/></text:p>
      <text:p text:style-name="Preformatted_20_Text"><text:bookmark text:name="repository"/><text:span text:style-name="T1">struct repository</text:span> { (<text:a xlink:type="simple" xlink:href="javascript:popup_gedcom('REPOSITORY_RECORD')">?</text:a>)</text:p>
      <text:p text:style-name="Preformatted_20_Text"><text:s text:c="2"/>char *xrefstr; </text:p>
      <text:p text:style-name="Preformatted_20_Text"><text:s text:c="2"/>char *name; (<text:a xlink:type="simple" xlink:href="javascript:popup_gedcom('NAME_OF_REPOSITORY')">?</text:a>)</text:p>
      <text:p text:style-name="Preformatted_20_Text"><text:s text:c="2"/><text:a xlink:type="simple" xlink:href="../../../../software/downloads/gedcom-parse-0.90.0/doc/gomxref.html#address">struct address</text:a> *address; </text:p>
      <text:p text:style-name="Preformatted_20_Text"><text:s text:c="2"/>char *phone[3]; (<text:a xlink:type="simple" xlink:href="javascript:popup_gedcom('PHONE_NUMBER')">?</text:a>)</text:p>
      <text:p text:style-name="Preformatted_20_Text"><text:s text:c="2"/><text:a xlink:type="simple" xlink:href="../../../../software/downloads/gedcom-parse-0.90.0/doc/gomxref.html#note_sub">struct note_sub</text:a> *note; </text:p>
      <text:p text:style-name="Preformatted_20_Text"><text:s text:c="2"/><text:a xlink:type="simple" xlink:href="../../../../software/downloads/gedcom-parse-0.90.0/doc/gomxref.html#user_ref_number">struct user_ref_number</text:a> *ref; </text:p>
      <text:p text:style-name="Preformatted_20_Text"><text:s text:c="2"/>char *record_id; (<text:a xlink:type="simple" xlink:href="javascript:popup_gedcom('AUTOMATED_RECORD_ID')">?</text:a>)</text:p>
      <text:p text:style-name="Preformatted_20_Text"><text:s text:c="2"/><text:a xlink:type="simple" xlink:href="../../../../software/downloads/gedcom-parse-0.90.0/doc/gomxref.html#change_date">struct change_date</text:a> *change_date; </text:p>
      <text:p text:style-name="Preformatted_20_Text"><text:s text:c="2"/><text:a xlink:type="simple" xlink:href="../../../../software/downloads/gedcom-parse-0.90.0/doc/gomxref.html#user_data">struct user_data</text:a> *extra; </text:p>
      <text:p text:style-name="Preformatted_20_Text"><text:s text:c="2"/><text:a xlink:type="simple" xlink:href="../../../../software/downloads/gedcom-parse-0.90.0/doc/gomxref.html#repository">struct repository</text:a> *next; </text:p>
      <text:p text:style-name="Preformatted_20_Text"><text:s text:c="2"/><text:a xlink:type="simple" xlink:href="../../../../software/downloads/gedcom-parse-0.90.0/doc/gomxref.html#repository">struct repository</text:a> *previous; </text:p>
      <text:p text:style-name="Preformatted_20_Text">}; </text:p>
      <text:p text:style-name="Preformatted_20_Text"><text:s/></text:p>
      <text:p text:style-name="Preformatted_20_Text"><text:bookmark text:name="source"/><text:span text:style-name="T1">struct source</text:span> { (<text:a xlink:type="simple" xlink:href="javascript:popup_gedcom('SOURCE_RECORD')">?</text:a>)</text:p>
      <text:p text:style-name="Preformatted_20_Text"><text:s text:c="2"/>char *xrefstr; </text:p>
      <text:p text:style-name="Preformatted_20_Text"><text:s text:c="2"/>struct source_data { </text:p>
      <text:p text:style-name="Preformatted_20_Text"><text:s text:c="4"/><text:a xlink:type="simple" xlink:href="../../../../software/downloads/gedcom-parse-0.90.0/doc/gomxref.html#source_event">struct source_event</text:a> *event; </text:p>
      <text:p text:style-name="Preformatted_20_Text"><text:s text:c="4"/>char *agency; (<text:a xlink:type="simple" xlink:href="javascript:popup_gedcom('RESPONSIBLE_AGENCY')">?</text:a>)</text:p>
      <text:p text:style-name="Preformatted_20_Text"><text:s text:c="4"/><text:a xlink:type="simple" xlink:href="../../../../software/downloads/gedcom-parse-0.90.0/doc/gomxref.html#note_sub">struct note_sub</text:a> *note; </text:p>
      <text:p text:style-name="Preformatted_20_Text"><text:s text:c="2"/>} data; </text:p>
      <text:p text:style-name="Preformatted_20_Text"><text:s text:c="2"/>char *author; (<text:a xlink:type="simple" xlink:href="javascript:popup_gedcom('SOURCE_ORIGINATOR')">?</text:a>)</text:p>
      <text:p text:style-name="Preformatted_20_Text"><text:s text:c="2"/>char *title; (<text:a xlink:type="simple" xlink:href="javascript:popup_gedcom('SOURCE_DESCRIPTIVE_TITLE')">?</text:a>)</text:p>
      <text:p text:style-name="Preformatted_20_Text"><text:s text:c="2"/>char *abbreviation; (<text:a xlink:type="simple" xlink:href="javascript:popup_gedcom('SOURCE_FILED_BY_ENTRY')">?</text:a>)</text:p>
      <text:p text:style-name="Preformatted_20_Text"><text:s text:c="2"/>char *publication; (<text:a xlink:type="simple" xlink:href="javascript:popup_gedcom('SOURCE_PUBLICATION_FACTS')">?</text:a>)</text:p>
      <text:p text:style-name="Preformatted_20_Text"><text:s text:c="2"/>char *text; (<text:a xlink:type="simple" xlink:href="javascript:popup_gedcom('TEXT_FROM_SOURCE')">?</text:a>)</text:p>
      <text:p text:style-name="Preformatted_20_Text"><text:s text:c="2"/>struct repo_link { </text:p>
      <text:p text:style-name="Preformatted_20_Text"><text:s text:c="4"/><text:a xlink:type="simple" xlink:href="../../../../software/downloads/gedcom-parse-0.90.0/doc/interface.html#xref_value">struct xref_value</text:a> *link; </text:p>
      <text:p text:style-name="Preformatted_20_Text"><text:s text:c="4"/><text:a xlink:type="simple" xlink:href="../../../../software/downloads/gedcom-parse-0.90.0/doc/gomxref.html#note_sub">struct note_sub</text:a> *note; </text:p>
      <text:p text:style-name="Preformatted_20_Text"><text:s text:c="4"/><text:a xlink:type="simple" xlink:href="../../../../software/downloads/gedcom-parse-0.90.0/doc/gomxref.html#source_description">struct source_description</text:a> *description; </text:p>
      <text:p text:style-name="Preformatted_20_Text"><text:s text:c="2"/>} repository; </text:p>
      <text:p text:style-name="Preformatted_20_Text"><text:s text:c="2"/><text:a xlink:type="simple" xlink:href="../../../../software/downloads/gedcom-parse-0.90.0/doc/gomxref.html#multimedia_link">struct multimedia_link</text:a> *mm_link; </text:p>
      <text:p text:style-name="Preformatted_20_Text"><text:s text:c="2"/><text:a xlink:type="simple" xlink:href="../../../../software/downloads/gedcom-parse-0.90.0/doc/gomxref.html#note_sub">struct note_sub</text:a> *note; </text:p>
      <text:p text:style-name="Preformatted_20_Text"><text:s text:c="2"/><text:a xlink:type="simple" xlink:href="../../../../software/downloads/gedcom-parse-0.90.0/doc/gomxref.html#user_ref_number">struct user_ref_number</text:a> *ref; </text:p>
      <text:p text:style-name="Preformatted_20_Text"><text:s text:c="2"/>char *record_id; (<text:a xlink:type="simple" xlink:href="javascript:popup_gedcom('AUTOMATED_RECORD_ID')">?</text:a>)</text:p>
      <text:p text:style-name="Preformatted_20_Text"><text:s text:c="2"/><text:a xlink:type="simple" xlink:href="../../../../software/downloads/gedcom-parse-0.90.0/doc/gomxref.html#change_date">struct change_date</text:a> *change_date; </text:p>
      <text:p text:style-name="Preformatted_20_Text"><text:s text:c="2"/><text:a xlink:type="simple" xlink:href="../../../../software/downloads/gedcom-parse-0.90.0/doc/gomxref.html#user_data">struct user_data</text:a> *extra; </text:p>
      <text:p text:style-name="Preformatted_20_Text"><text:s text:c="2"/><text:a xlink:type="simple" xlink:href="../../../../software/downloads/gedcom-parse-0.90.0/doc/gomxref.html#source">struct source</text:a> *next; </text:p>
      <text:p text:style-name="Preformatted_20_Text"><text:s text:c="2"/><text:a xlink:type="simple" xlink:href="../../../../software/downloads/gedcom-parse-0.90.0/doc/gomxref.html#source">struct source</text:a> *previous; </text:p>
      <text:p text:style-name="Preformatted_20_Text">}; </text:p>
      <text:p text:style-name="Preformatted_20_Text"><text:s/></text:p>
      <text:p text:style-name="Preformatted_20_Text"><text:bookmark text:name="submitter"/><text:span text:style-name="T1">struct submitter</text:span> { (<text:a xlink:type="simple" xlink:href="javascript:popup_gedcom('SUBMITTER_RECORD')">?</text:a>)</text:p>
      <text:p text:style-name="Preformatted_20_Text"><text:s text:c="2"/>char *xrefstr; </text:p>
      <text:p text:style-name="Preformatted_20_Text"><text:s text:c="2"/>char *name; (<text:a xlink:type="simple" xlink:href="javascript:popup_gedcom('SUBMITTER_NAME')">?</text:a>)</text:p>
      <text:p text:style-name="Preformatted_20_Text"><text:s text:c="2"/><text:a xlink:type="simple" xlink:href="../../../../software/downloads/gedcom-parse-0.90.0/doc/gomxref.html#address">struct address</text:a> *address; </text:p>
      <text:p text:style-name="Preformatted_20_Text"><text:s text:c="2"/>char *phone[3]; (<text:a xlink:type="simple" xlink:href="javascript:popup_gedcom('PHONE_NUMBER')">?</text:a>)</text:p>
      <text:p text:style-name="Preformatted_20_Text"><text:s text:c="2"/><text:a xlink:type="simple" xlink:href="../../../../software/downloads/gedcom-parse-0.90.0/doc/gomxref.html#multimedia_link">struct multimedia_link</text:a> *mm_link; </text:p>
      <text:p text:style-name="Preformatted_20_Text"><text:s text:c="2"/>char *language[3]; (<text:a xlink:type="simple" xlink:href="javascript:popup_gedcom('LANGUAGE_PREFERENCE')">?</text:a>)</text:p>
      <text:p text:style-name="Preformatted_20_Text"><text:s text:c="2"/>char *record_file_nr; (<text:a xlink:type="simple" xlink:href="javascript:popup_gedcom('SUBMITTER_REGISTERED_RFN')">?</text:a>)</text:p>
      <text:p text:style-name="Preformatted_20_Text"><text:s text:c="2"/>char *record_id; (<text:a xlink:type="simple" xlink:href="javascript:popup_gedcom('AUTOMATED_RECORD_ID')">?</text:a>)</text:p>
      <text:p text:style-name="Preformatted_20_Text"><text:s text:c="2"/><text:a xlink:type="simple" xlink:href="../../../../software/downloads/gedcom-parse-0.90.0/doc/gomxref.html#change_date">struct change_date</text:a> *change_date; </text:p>
      <text:p text:style-name="Preformatted_20_Text"><text:s text:c="2"/><text:a xlink:type="simple" xlink:href="../../../../software/downloads/gedcom-parse-0.90.0/doc/gomxref.html#user_data">struct user_data</text:a> *extra; </text:p>
      <text:p text:style-name="Preformatted_20_Text"><text:s text:c="2"/><text:a xlink:type="simple" xlink:href="../../../../software/downloads/gedcom-parse-0.90.0/doc/gomxref.html#submitter">struct submitter</text:a> *next; </text:p>
      <text:p text:style-name="Preformatted_20_Text"><text:s text:c="2"/><text:a xlink:type="simple" xlink:href="../../../../software/downloads/gedcom-parse-0.90.0/doc/gomxref.html#submitter">struct submitter</text:a> *previous; </text:p>
      <text:p text:style-name="Preformatted_20_Text">}; </text:p>
      <text:p text:style-name="Preformatted_20_Text"><text:s/></text:p>
      <text:p text:style-name="Preformatted_20_Text"><text:bookmark text:name="user_rec"/><text:span text:style-name="T1">struct user_rec</text:span> { </text:p>
      <text:p text:style-name="Preformatted_20_Text"><text:s text:c="2"/>char *xrefstr; </text:p>
      <text:p text:style-name="Preformatted_20_Text"><text:s text:c="2"/>char *tag; </text:p>
      <text:p text:style-name="Preformatted_20_Text"><text:s text:c="2"/>char *str_value; </text:p>
      <text:p text:style-name="Preformatted_20_Text"><text:s text:c="2"/><text:a xlink:type="simple" xlink:href="../../../../software/downloads/gedcom-parse-0.90.0/doc/interface.html#xref_value">struct xref_value</text:a> *xref_value; </text:p>
      <text:p text:style-name="Preformatted_20_Text"><text:s text:c="2"/><text:a xlink:type="simple" xlink:href="../../../../software/downloads/gedcom-parse-0.90.0/doc/gomxref.html#user_data">struct user_data</text:a> *extra; </text:p>
      <text:p text:style-name="Preformatted_20_Text"><text:s text:c="2"/><text:a xlink:type="simple" xlink:href="../../../../software/downloads/gedcom-parse-0.90.0/doc/gomxref.html#user_rec">struct user_rec</text:a> *next; </text:p>
      <text:p text:style-name="Preformatted_20_Text"><text:s text:c="2"/><text:a xlink:type="simple" xlink:href="../../../../software/downloads/gedcom-parse-0.90.0/doc/gomxref.html#user_rec">struct user_rec</text:a> *previous; </text:p>
      <text:p text:style-name="Preformatted_20_Text">}; </text:p>
      <text:p text:style-name="Preformatted_20_Text"/>
      <text:h text:style-name="Heading_20_2" text:outline-level="2" text:is-list-header="true">Sub-structures</text:h>
      <text:p text:style-name="Preformatted_20_Text"><text:s/></text:p>
      <text:p text:style-name="Preformatted_20_Text"><text:bookmark text:name="user_data"/><text:span text:style-name="T1">struct user_data</text:span> { </text:p>
      <text:p text:style-name="Preformatted_20_Text"><text:s text:c="2"/>int level; </text:p>
      <text:p text:style-name="Preformatted_20_Text"><text:s text:c="2"/>char *tag; </text:p>
      <text:p text:style-name="Preformatted_20_Text"><text:s text:c="2"/>char *str_value; </text:p>
      <text:p text:style-name="Preformatted_20_Text"><text:s text:c="2"/><text:a xlink:type="simple" xlink:href="../../../../software/downloads/gedcom-parse-0.90.0/doc/interface.html#xref_value">struct xref_value</text:a> *xref_value; </text:p>
      <text:p text:style-name="Preformatted_20_Text"><text:s text:c="2"/><text:a xlink:type="simple" xlink:href="../../../../software/downloads/gedcom-parse-0.90.0/doc/gomxref.html#user_data">struct user_data</text:a> *next; </text:p>
      <text:p text:style-name="Preformatted_20_Text"><text:s text:c="2"/><text:a xlink:type="simple" xlink:href="../../../../software/downloads/gedcom-parse-0.90.0/doc/gomxref.html#user_data">struct user_data</text:a> *previous; </text:p>
      <text:p text:style-name="Preformatted_20_Text">}; </text:p>
      <text:p text:style-name="Preformatted_20_Text"><text:s/></text:p>
      <text:p text:style-name="Preformatted_20_Text"><text:bookmark text:name="address"/><text:span text:style-name="T1">struct address</text:span> { (<text:a xlink:type="simple" xlink:href="javascript:popup_gedcom('ADDRESS_STRUCTURE')">?</text:a>)</text:p>
      <text:p text:style-name="Preformatted_20_Text"><text:s text:c="2"/>char *full_label; (<text:a xlink:type="simple" xlink:href="javascript:popup_gedcom('ADDRESS_LINE')">?</text:a>)</text:p>
      <text:p text:style-name="Preformatted_20_Text"><text:s text:c="2"/>char *line1; (<text:a xlink:type="simple" xlink:href="javascript:popup_gedcom('ADDRESS_LINE1')">?</text:a>)</text:p>
      <text:p text:style-name="Preformatted_20_Text"><text:s text:c="2"/>char *line2; (<text:a xlink:type="simple" xlink:href="javascript:popup_gedcom('ADDRESS_LINE2')">?</text:a>)</text:p>
      <text:p text:style-name="Preformatted_20_Text"><text:s text:c="2"/>char *city; (<text:a xlink:type="simple" xlink:href="javascript:popup_gedcom('ADDRESS_CITY')">?</text:a>)</text:p>
      <text:p text:style-name="Preformatted_20_Text"><text:s text:c="2"/>char *state; (<text:a xlink:type="simple" xlink:href="javascript:popup_gedcom('ADDRESS_STATE')">?</text:a>)</text:p>
      <text:p text:style-name="Preformatted_20_Text"><text:s text:c="2"/>char *postal; (<text:a xlink:type="simple" xlink:href="javascript:popup_gedcom('ADDRESS_POSTAL_CODE')">?</text:a>)</text:p>
      <text:p text:style-name="Preformatted_20_Text"><text:s text:c="2"/>char *country; (<text:a xlink:type="simple" xlink:href="javascript:popup_gedcom('ADDRESS_COUNTRY')">?</text:a>)</text:p>
      <text:p text:style-name="Preformatted_20_Text"><text:s text:c="2"/><text:a xlink:type="simple" xlink:href="../../../../software/downloads/gedcom-parse-0.90.0/doc/gomxref.html#user_data">struct user_data</text:a> *extra; </text:p>
      <text:p text:style-name="Preformatted_20_Text">}; </text:p>
      <text:p text:style-name="Preformatted_20_Text"><text:s/></text:p>
      <text:p text:style-name="Preformatted_20_Text"><text:bookmark text:name="text"/><text:span text:style-name="T1">struct text</text:span> { </text:p>
      <text:p text:style-name="Preformatted_20_Text"><text:s text:c="2"/>char *text; (<text:a xlink:type="simple" xlink:href="javascript:popup_gedcom('TEXT_FROM_SOURCE')">?</text:a>)</text:p>
      <text:p text:style-name="Preformatted_20_Text"><text:s text:c="2"/><text:a xlink:type="simple" xlink:href="../../../../software/downloads/gedcom-parse-0.90.0/doc/gomxref.html#user_data">struct user_data</text:a> *extra; </text:p>
      <text:p text:style-name="Preformatted_20_Text"><text:s text:c="2"/><text:a xlink:type="simple" xlink:href="../../../../software/downloads/gedcom-parse-0.90.0/doc/gomxref.html#text">struct text</text:a> *next; </text:p>
      <text:p text:style-name="Preformatted_20_Text"><text:s text:c="2"/><text:a xlink:type="simple" xlink:href="../../../../software/downloads/gedcom-parse-0.90.0/doc/gomxref.html#text">struct text</text:a> *previous; </text:p>
      <text:p text:style-name="Preformatted_20_Text">}; </text:p>
      <text:p text:style-name="Preformatted_20_Text"><text:s/></text:p>
      <text:p text:style-name="Preformatted_20_Text"><text:bookmark text:name="source_citation"/><text:span text:style-name="T1">struct source_citation</text:span> { (<text:a xlink:type="simple" xlink:href="javascript:popup_gedcom('SOURCE_CITATION')">?</text:a>)</text:p>
      <text:p text:style-name="Preformatted_20_Text"><text:s text:c="2"/>char *description; (<text:a xlink:type="simple" xlink:href="javascript:popup_gedcom('SOURCE_DESCRIPTION')">?</text:a>)</text:p>
      <text:p text:style-name="Preformatted_20_Text"><text:s text:c="2"/><text:a xlink:type="simple" xlink:href="../../../../software/downloads/gedcom-parse-0.90.0/doc/interface.html#xref_value">struct xref_value</text:a> *reference; </text:p>
      <text:p text:style-name="Preformatted_20_Text"><text:s text:c="2"/>char *page; (<text:a xlink:type="simple" xlink:href="javascript:popup_gedcom('WHERE_WITHIN_SOURCE')">?</text:a>)</text:p>
      <text:p text:style-name="Preformatted_20_Text"><text:s text:c="2"/>char *event; (<text:a xlink:type="simple" xlink:href="javascript:popup_gedcom('EVENT_TYPE_CITED_FROM')">?</text:a>)</text:p>
      <text:p text:style-name="Preformatted_20_Text"><text:s text:c="2"/>char *role; (<text:a xlink:type="simple" xlink:href="javascript:popup_gedcom('ROLE_IN_EVENT')">?</text:a>)</text:p>
      <text:p text:style-name="Preformatted_20_Text"><text:s text:c="2"/><text:a xlink:type="simple" xlink:href="../../../../software/downloads/gedcom-parse-0.90.0/doc/interface.html#date_value">struct date_value</text:a> *date; (<text:a xlink:type="simple" xlink:href="javascript:popup_gedcom('ENTRY_RECORDING_DATE')">?</text:a>)</text:p>
      <text:p text:style-name="Preformatted_20_Text"><text:s text:c="2"/><text:a xlink:type="simple" xlink:href="../../../../software/downloads/gedcom-parse-0.90.0/doc/gomxref.html#text">struct text</text:a> *text; </text:p>
      <text:p text:style-name="Preformatted_20_Text"><text:s text:c="2"/>char *quality; (<text:a xlink:type="simple" xlink:href="javascript:popup_gedcom('CERTAINTY_ASSESSMENT')">?</text:a>)</text:p>
      <text:p text:style-name="Preformatted_20_Text"><text:s text:c="2"/><text:a xlink:type="simple" xlink:href="../../../../software/downloads/gedcom-parse-0.90.0/doc/gomxref.html#multimedia_link">struct multimedia_link</text:a> *mm_link; </text:p>
      <text:p text:style-name="Preformatted_20_Text"><text:s text:c="2"/><text:a xlink:type="simple" xlink:href="../../../../software/downloads/gedcom-parse-0.90.0/doc/gomxref.html#note_sub">struct note_sub</text:a> *note; </text:p>
      <text:p text:style-name="Preformatted_20_Text"><text:s text:c="2"/><text:a xlink:type="simple" xlink:href="../../../../software/downloads/gedcom-parse-0.90.0/doc/gomxref.html#user_data">struct user_data</text:a> *extra; </text:p>
      <text:p text:style-name="Preformatted_20_Text"><text:s text:c="2"/><text:a xlink:type="simple" xlink:href="../../../../software/downloads/gedcom-parse-0.90.0/doc/gomxref.html#source_citation">struct source_citation</text:a> *next; </text:p>
      <text:p text:style-name="Preformatted_20_Text"><text:s text:c="2"/><text:a xlink:type="simple" xlink:href="../../../../software/downloads/gedcom-parse-0.90.0/doc/gomxref.html#source_citation">struct source_citation</text:a> *previous; </text:p>
      <text:p text:style-name="Preformatted_20_Text">}; </text:p>
      <text:p text:style-name="Preformatted_20_Text"><text:s/></text:p>
      <text:p text:style-name="Preformatted_20_Text"><text:bookmark text:name="note_sub"/><text:span text:style-name="T1">struct note_sub</text:span> { (<text:a xlink:type="simple" xlink:href="javascript:popup_gedcom('NOTE_STRUCTURE')">?</text:a>)</text:p>
      <text:p text:style-name="Preformatted_20_Text"><text:s text:c="2"/>char *text; (<text:a xlink:type="simple" xlink:href="javascript:popup_gedcom('SUBMITTER_TEXT')">?</text:a>)</text:p>
      <text:p text:style-name="Preformatted_20_Text"><text:s text:c="2"/><text:a xlink:type="simple" xlink:href="../../../../software/downloads/gedcom-parse-0.90.0/doc/interface.html#xref_value">struct xref_value</text:a> *reference; </text:p>
      <text:p text:style-name="Preformatted_20_Text"><text:s text:c="2"/><text:a xlink:type="simple" xlink:href="../../../../software/downloads/gedcom-parse-0.90.0/doc/gomxref.html#source_citation">struct source_citation</text:a> *citation; </text:p>
      <text:p text:style-name="Preformatted_20_Text"><text:s text:c="2"/><text:a xlink:type="simple" xlink:href="../../../../software/downloads/gedcom-parse-0.90.0/doc/gomxref.html#user_data">struct user_data</text:a> *extra; </text:p>
      <text:p text:style-name="Preformatted_20_Text"><text:s text:c="2"/><text:a xlink:type="simple" xlink:href="../../../../software/downloads/gedcom-parse-0.90.0/doc/gomxref.html#note_sub">struct note_sub</text:a> *next; </text:p>
      <text:p text:style-name="Preformatted_20_Text"><text:s text:c="2"/><text:a xlink:type="simple" xlink:href="../../../../software/downloads/gedcom-parse-0.90.0/doc/gomxref.html#note_sub">struct note_sub</text:a> *previous; </text:p>
      <text:p text:style-name="Preformatted_20_Text">}; </text:p>
      <text:p text:style-name="Preformatted_20_Text"><text:s/></text:p>
      <text:p text:style-name="Preformatted_20_Text"><text:bookmark text:name="place"/><text:span text:style-name="T1">struct place</text:span> { (<text:a xlink:type="simple" xlink:href="javascript:popup_gedcom('PLACE_STRUCTURE')">?</text:a>)</text:p>
      <text:p text:style-name="Preformatted_20_Text"><text:s text:c="2"/>char *value; (<text:a xlink:type="simple" xlink:href="javascript:popup_gedcom('PLACE_VALUE')">?</text:a>)</text:p>
      <text:p text:style-name="Preformatted_20_Text"><text:s text:c="2"/>char *place_hierarchy; (<text:a xlink:type="simple" xlink:href="javascript:popup_gedcom('PLACE_HIERARCHY')">?</text:a>)</text:p>
      <text:p text:style-name="Preformatted_20_Text"><text:s text:c="2"/><text:a xlink:type="simple" xlink:href="../../../../software/downloads/gedcom-parse-0.90.0/doc/gomxref.html#source_citation">struct source_citation</text:a> *citation; </text:p>
      <text:p text:style-name="Preformatted_20_Text"><text:s text:c="2"/><text:a xlink:type="simple" xlink:href="../../../../software/downloads/gedcom-parse-0.90.0/doc/gomxref.html#note_sub">struct note_sub</text:a> *note; </text:p>
      <text:p text:style-name="Preformatted_20_Text"><text:s text:c="2"/><text:a xlink:type="simple" xlink:href="../../../../software/downloads/gedcom-parse-0.90.0/doc/gomxref.html#user_data">struct user_data</text:a> *extra; </text:p>
      <text:p text:style-name="Preformatted_20_Text">}; </text:p>
      <text:p text:style-name="Preformatted_20_Text"><text:s/></text:p>
      <text:p text:style-name="Preformatted_20_Text"><text:bookmark text:name="multimedia_link"/><text:span text:style-name="T1">struct multimedia_link</text:span> { (<text:a xlink:type="simple" xlink:href="javascript:popup_gedcom('MULTIMEDIA_LINK')">?</text:a>)</text:p>
      <text:p text:style-name="Preformatted_20_Text"><text:s text:c="2"/><text:a xlink:type="simple" xlink:href="../../../../software/downloads/gedcom-parse-0.90.0/doc/interface.html#xref_value">struct xref_value</text:a> *reference; </text:p>
      <text:p text:style-name="Preformatted_20_Text"><text:s text:c="2"/>char *form; (<text:a xlink:type="simple" xlink:href="javascript:popup_gedcom('MULTIMEDIA_FORMAT')">?</text:a>)</text:p>
      <text:p text:style-name="Preformatted_20_Text"><text:s text:c="2"/>char *title; (<text:a xlink:type="simple" xlink:href="javascript:popup_gedcom('DESCRIPTIVE_TITLE')">?</text:a>)</text:p>
      <text:p text:style-name="Preformatted_20_Text"><text:s text:c="2"/>char *file; (<text:a xlink:type="simple" xlink:href="javascript:popup_gedcom('MULTIMEDIA_FILE_REFERENCE')">?</text:a>)</text:p>
      <text:p text:style-name="Preformatted_20_Text"><text:s text:c="2"/><text:a xlink:type="simple" xlink:href="../../../../software/downloads/gedcom-parse-0.90.0/doc/gomxref.html#note_sub">struct note_sub</text:a> *note; </text:p>
      <text:p text:style-name="Preformatted_20_Text"><text:s text:c="2"/><text:a xlink:type="simple" xlink:href="../../../../software/downloads/gedcom-parse-0.90.0/doc/gomxref.html#user_data">struct user_data</text:a> *extra; </text:p>
      <text:p text:style-name="Preformatted_20_Text"><text:s text:c="2"/><text:a xlink:type="simple" xlink:href="../../../../software/downloads/gedcom-parse-0.90.0/doc/gomxref.html#multimedia_link">struct multimedia_link</text:a> *next; </text:p>
      <text:p text:style-name="Preformatted_20_Text"><text:s text:c="2"/><text:a xlink:type="simple" xlink:href="../../../../software/downloads/gedcom-parse-0.90.0/doc/gomxref.html#multimedia_link">struct multimedia_link</text:a> *previous; </text:p>
      <text:p text:style-name="Preformatted_20_Text">}; </text:p>
      <text:p text:style-name="Preformatted_20_Text"><text:s/></text:p>
      <text:p text:style-name="Preformatted_20_Text"><text:bookmark text:name="lds_event"/><text:span text:style-name="T1">struct lds_event</text:span> { (<text:a xlink:type="simple" xlink:href="javascript:popup_gedcom('LDS_INDIVIDUAL_ORDINANCE')">?</text:a>)</text:p>
      <text:p text:style-name="Preformatted_20_Text"><text:s text:c="2"/>int event; </text:p>
      <text:p text:style-name="Preformatted_20_Text"><text:s text:c="2"/>char *event_name; </text:p>
      <text:p text:style-name="Preformatted_20_Text"><text:s text:c="2"/>char *date_status; (<text:a xlink:type="simple" xlink:href="javascript:popup_gedcom('LDS_BAPTISM_DATE_STATUS')">?</text:a>)</text:p>
      <text:p text:style-name="Preformatted_20_Text"><text:s text:c="2"/><text:a xlink:type="simple" xlink:href="../../../../software/downloads/gedcom-parse-0.90.0/doc/interface.html#date_value">struct date_value</text:a> *date; (<text:a xlink:type="simple" xlink:href="javascript:popup_gedcom('DATE_LDS_ORD')">?</text:a>)</text:p>
      <text:p text:style-name="Preformatted_20_Text"><text:s text:c="2"/>char *temple_code; (<text:a xlink:type="simple" xlink:href="javascript:popup_gedcom('TEMPLE_CODE')">?</text:a>)</text:p>
      <text:p text:style-name="Preformatted_20_Text"><text:s text:c="2"/>char *place_living_ordinance; (<text:a xlink:type="simple" xlink:href="javascript:popup_gedcom('PLACE_LIVING_ORDINANCE')">?</text:a>)</text:p>
      <text:p text:style-name="Preformatted_20_Text"><text:s text:c="2"/><text:a xlink:type="simple" xlink:href="../../../../software/downloads/gedcom-parse-0.90.0/doc/interface.html#xref_value">struct xref_value</text:a> *family; </text:p>
      <text:p text:style-name="Preformatted_20_Text"><text:s text:c="2"/><text:a xlink:type="simple" xlink:href="../../../../software/downloads/gedcom-parse-0.90.0/doc/gomxref.html#source_citation">struct source_citation</text:a> *citation; </text:p>
      <text:p text:style-name="Preformatted_20_Text"><text:s text:c="2"/><text:a xlink:type="simple" xlink:href="../../../../software/downloads/gedcom-parse-0.90.0/doc/gomxref.html#note_sub">struct note_sub</text:a> *note; </text:p>
      <text:p text:style-name="Preformatted_20_Text"><text:s text:c="2"/><text:a xlink:type="simple" xlink:href="../../../../software/downloads/gedcom-parse-0.90.0/doc/gomxref.html#user_data">struct user_data</text:a> *extra; </text:p>
      <text:p text:style-name="Preformatted_20_Text"><text:s text:c="2"/><text:a xlink:type="simple" xlink:href="../../../../software/downloads/gedcom-parse-0.90.0/doc/gomxref.html#lds_event">struct lds_event</text:a> *next; </text:p>
      <text:p text:style-name="Preformatted_20_Text"><text:s text:c="2"/><text:a xlink:type="simple" xlink:href="../../../../software/downloads/gedcom-parse-0.90.0/doc/gomxref.html#lds_event">struct lds_event</text:a> *previous; </text:p>
      <text:p text:style-name="Preformatted_20_Text">}; </text:p>
      <text:p text:style-name="Preformatted_20_Text"><text:s/></text:p>
      <text:p text:style-name="Preformatted_20_Text"><text:bookmark text:name="user_ref_number"/><text:span text:style-name="T1">struct user_ref_number</text:span> { </text:p>
      <text:p text:style-name="Preformatted_20_Text"><text:s text:c="2"/>char *value; (<text:a xlink:type="simple" xlink:href="javascript:popup_gedcom('USER_REFERENCE_NUMBER')">?</text:a>)</text:p>
      <text:p text:style-name="Preformatted_20_Text"><text:s text:c="2"/>char *type; (<text:a xlink:type="simple" xlink:href="javascript:popup_gedcom('USER_REFERENCE_TYPE')">?</text:a>)</text:p>
      <text:p text:style-name="Preformatted_20_Text"><text:s text:c="2"/><text:a xlink:type="simple" xlink:href="../../../../software/downloads/gedcom-parse-0.90.0/doc/gomxref.html#user_data">struct user_data</text:a> *extra; </text:p>
      <text:p text:style-name="Preformatted_20_Text"><text:s text:c="2"/><text:a xlink:type="simple" xlink:href="../../../../software/downloads/gedcom-parse-0.90.0/doc/gomxref.html#user_ref_number">struct user_ref_number</text:a> *next; </text:p>
      <text:p text:style-name="Preformatted_20_Text"><text:s text:c="2"/><text:a xlink:type="simple" xlink:href="../../../../software/downloads/gedcom-parse-0.90.0/doc/gomxref.html#user_ref_number">struct user_ref_number</text:a> *previous; </text:p>
      <text:p text:style-name="Preformatted_20_Text">}; </text:p>
      <text:p text:style-name="Preformatted_20_Text"><text:s/></text:p>
      <text:p text:style-name="Preformatted_20_Text"><text:bookmark text:name="change_date"/><text:span text:style-name="T1">struct change_date</text:span> { (<text:a xlink:type="simple" xlink:href="javascript:popup_gedcom('CHANGE_DATE_STRUCTURE')">?</text:a>)</text:p>
      <text:p text:style-name="Preformatted_20_Text"><text:s text:c="2"/><text:a xlink:type="simple" xlink:href="../../../../software/downloads/gedcom-parse-0.90.0/doc/interface.html#date_value">struct date_value</text:a> *date; (<text:a xlink:type="simple" xlink:href="javascript:popup_gedcom('CHANGE_DATE')">?</text:a>)</text:p>
      <text:p text:style-name="Preformatted_20_Text"><text:s text:c="2"/>char *time; (<text:a xlink:type="simple" xlink:href="javascript:popup_gedcom('TIME_VALUE')">?</text:a>)</text:p>
      <text:p text:style-name="Preformatted_20_Text"><text:s text:c="2"/><text:a xlink:type="simple" xlink:href="../../../../software/downloads/gedcom-parse-0.90.0/doc/gomxref.html#note_sub">struct note_sub</text:a> *note; </text:p>
      <text:p text:style-name="Preformatted_20_Text"><text:s text:c="2"/><text:a xlink:type="simple" xlink:href="../../../../software/downloads/gedcom-parse-0.90.0/doc/gomxref.html#user_data">struct user_data</text:a> *extra; </text:p>
      <text:p text:style-name="Preformatted_20_Text">}; </text:p>
      <text:p text:style-name="Preformatted_20_Text"><text:s/></text:p>
      <text:p text:style-name="Preformatted_20_Text"><text:bookmark text:name="event"/><text:span text:style-name="T1">struct event</text:span> { (<text:a xlink:type="simple" xlink:href="javascript:popup_gedcom('FAMILY_EVENT_STRUCTURE')">?</text:a>)</text:p>
      <text:p text:style-name="Preformatted_20_Text"><text:s text:c="2"/>int event; </text:p>
      <text:p text:style-name="Preformatted_20_Text"><text:s text:c="2"/>char *event_name; </text:p>
      <text:p text:style-name="Preformatted_20_Text"><text:s text:c="2"/>char *val; </text:p>
      <text:p text:style-name="Preformatted_20_Text"><text:s text:c="2"/>char *type; (<text:a xlink:type="simple" xlink:href="javascript:popup_gedcom('EVENT_DESCRIPTOR')">?</text:a>)</text:p>
      <text:p text:style-name="Preformatted_20_Text"><text:s text:c="2"/><text:a xlink:type="simple" xlink:href="../../../../software/downloads/gedcom-parse-0.90.0/doc/interface.html#date_value">struct date_value</text:a> *date; (<text:a xlink:type="simple" xlink:href="javascript:popup_gedcom('DATE_VALUE')">?</text:a>)</text:p>
      <text:p text:style-name="Preformatted_20_Text"><text:s text:c="2"/><text:a xlink:type="simple" xlink:href="../../../../software/downloads/gedcom-parse-0.90.0/doc/gomxref.html#place">struct place</text:a> *place; </text:p>
      <text:p text:style-name="Preformatted_20_Text"><text:s text:c="2"/><text:a xlink:type="simple" xlink:href="../../../../software/downloads/gedcom-parse-0.90.0/doc/gomxref.html#address">struct address</text:a> *address; </text:p>
      <text:p text:style-name="Preformatted_20_Text"><text:s text:c="2"/>char *phone[3]; (<text:a xlink:type="simple" xlink:href="javascript:popup_gedcom('PHONE_NUMBER')">?</text:a>)</text:p>
      <text:p text:style-name="Preformatted_20_Text"><text:s text:c="2"/><text:a xlink:type="simple" xlink:href="../../../../software/downloads/gedcom-parse-0.90.0/doc/interface.html#age_value">struct age_value</text:a> *age; (<text:a xlink:type="simple" xlink:href="javascript:popup_gedcom('AGE_AT_EVENT')">?</text:a>)</text:p>
      <text:p text:style-name="Preformatted_20_Text"><text:s text:c="2"/>char *agency; (<text:a xlink:type="simple" xlink:href="javascript:popup_gedcom('RESPONSIBLE_AGENCY')">?</text:a>)</text:p>
      <text:p text:style-name="Preformatted_20_Text"><text:s text:c="2"/>char *cause; (<text:a xlink:type="simple" xlink:href="javascript:popup_gedcom('CAUSE_OF_EVENT')">?</text:a>)</text:p>
      <text:p text:style-name="Preformatted_20_Text"><text:s text:c="2"/><text:a xlink:type="simple" xlink:href="../../../../software/downloads/gedcom-parse-0.90.0/doc/gomxref.html#source_citation">struct source_citation</text:a> *citation; </text:p>
      <text:p text:style-name="Preformatted_20_Text"><text:s text:c="2"/><text:a xlink:type="simple" xlink:href="../../../../software/downloads/gedcom-parse-0.90.0/doc/gomxref.html#multimedia_link">struct multimedia_link</text:a> *mm_link; </text:p>
      <text:p text:style-name="Preformatted_20_Text"><text:s text:c="2"/><text:a xlink:type="simple" xlink:href="../../../../software/downloads/gedcom-parse-0.90.0/doc/gomxref.html#note_sub">struct note_sub</text:a> *note; </text:p>
      <text:p text:style-name="Preformatted_20_Text"><text:s text:c="2"/><text:a xlink:type="simple" xlink:href="../../../../software/downloads/gedcom-parse-0.90.0/doc/interface.html#age_value">struct age_value</text:a> *husband_age; </text:p>
      <text:p text:style-name="Preformatted_20_Text"><text:s text:c="2"/><text:a xlink:type="simple" xlink:href="../../../../software/downloads/gedcom-parse-0.90.0/doc/interface.html#age_value">struct age_value</text:a> *wife_age; </text:p>
      <text:p text:style-name="Preformatted_20_Text"><text:s text:c="2"/><text:a xlink:type="simple" xlink:href="../../../../software/downloads/gedcom-parse-0.90.0/doc/interface.html#xref_value">struct xref_value</text:a> *family; </text:p>
      <text:p text:style-name="Preformatted_20_Text"><text:s text:c="2"/>char *adoption_parent; (<text:a xlink:type="simple" xlink:href="javascript:popup_gedcom('ADOPTED_BY_WHICH_PARENT')">?</text:a>)</text:p>
      <text:p text:style-name="Preformatted_20_Text"><text:s text:c="2"/><text:a xlink:type="simple" xlink:href="../../../../software/downloads/gedcom-parse-0.90.0/doc/gomxref.html#user_data">struct user_data</text:a> *extra; </text:p>
      <text:p text:style-name="Preformatted_20_Text"><text:s text:c="2"/><text:a xlink:type="simple" xlink:href="../../../../software/downloads/gedcom-parse-0.90.0/doc/gomxref.html#event">struct event</text:a> *next; </text:p>
      <text:p text:style-name="Preformatted_20_Text"><text:s text:c="2"/><text:a xlink:type="simple" xlink:href="../../../../software/downloads/gedcom-parse-0.90.0/doc/gomxref.html#event">struct event</text:a> *previous; </text:p>
      <text:p text:style-name="Preformatted_20_Text">}; </text:p>
      <text:p text:style-name="Preformatted_20_Text"><text:s/></text:p>
      <text:p text:style-name="Preformatted_20_Text"><text:bookmark text:name="xref_list"/><text:span text:style-name="T1">struct xref_list</text:span> { </text:p>
      <text:p text:style-name="Preformatted_20_Text"><text:s text:c="2"/><text:a xlink:type="simple" xlink:href="../../../../software/downloads/gedcom-parse-0.90.0/doc/interface.html#xref_value">struct xref_value</text:a> *xref; </text:p>
      <text:p text:style-name="Preformatted_20_Text"><text:s text:c="2"/><text:a xlink:type="simple" xlink:href="../../../../software/downloads/gedcom-parse-0.90.0/doc/gomxref.html#user_data">struct user_data</text:a> *extra; </text:p>
      <text:p text:style-name="Preformatted_20_Text"><text:s text:c="2"/><text:a xlink:type="simple" xlink:href="../../../../software/downloads/gedcom-parse-0.90.0/doc/gomxref.html#xref_list">struct xref_list</text:a> *next; </text:p>
      <text:p text:style-name="Preformatted_20_Text"><text:s text:c="2"/><text:a xlink:type="simple" xlink:href="../../../../software/downloads/gedcom-parse-0.90.0/doc/gomxref.html#xref_list">struct xref_list</text:a> *previous; </text:p>
      <text:p text:style-name="Preformatted_20_Text">}; </text:p>
      <text:p text:style-name="Preformatted_20_Text"><text:s/></text:p>
      <text:p text:style-name="Preformatted_20_Text"><text:bookmark text:name="personal_name"/><text:span text:style-name="T1">struct personal_name</text:span> { (<text:a xlink:type="simple" xlink:href="javascript:popup_gedcom('PERSONAL_NAME_STRUCTURE')">?</text:a>)</text:p>
      <text:p text:style-name="Preformatted_20_Text"><text:s text:c="2"/>char *name; (<text:a xlink:type="simple" xlink:href="javascript:popup_gedcom('NAME_PERSONAL')">?</text:a>)</text:p>
      <text:p text:style-name="Preformatted_20_Text"><text:s text:c="2"/>char *prefix; (<text:a xlink:type="simple" xlink:href="javascript:popup_gedcom('NAME_PIECE_PREFIX')">?</text:a>)</text:p>
      <text:p text:style-name="Preformatted_20_Text"><text:s text:c="2"/>char *given; (<text:a xlink:type="simple" xlink:href="javascript:popup_gedcom('NAME_PIECE_GIVEN')">?</text:a>)</text:p>
      <text:p text:style-name="Preformatted_20_Text"><text:s text:c="2"/>char *nickname; (<text:a xlink:type="simple" xlink:href="javascript:popup_gedcom('NAME_PIECE_NICKNAME')">?</text:a>)</text:p>
      <text:p text:style-name="Preformatted_20_Text"><text:s text:c="2"/>char *surname_prefix; (<text:a xlink:type="simple" xlink:href="javascript:popup_gedcom('NAME_PIECE_SURNAME_PREFIX')">?</text:a>)</text:p>
      <text:p text:style-name="Preformatted_20_Text"><text:s text:c="2"/>char *surname; (<text:a xlink:type="simple" xlink:href="javascript:popup_gedcom('NAME_PIECE_SURNAME')">?</text:a>)</text:p>
      <text:p text:style-name="Preformatted_20_Text"><text:s text:c="2"/>char *suffix; (<text:a xlink:type="simple" xlink:href="javascript:popup_gedcom('NAME_PIECE_SUFFIX')">?</text:a>)</text:p>
      <text:p text:style-name="Preformatted_20_Text"><text:s text:c="2"/><text:a xlink:type="simple" xlink:href="../../../../software/downloads/gedcom-parse-0.90.0/doc/gomxref.html#source_citation">struct source_citation</text:a> *citation; </text:p>
      <text:p text:style-name="Preformatted_20_Text"><text:s text:c="2"/><text:a xlink:type="simple" xlink:href="../../../../software/downloads/gedcom-parse-0.90.0/doc/gomxref.html#note_sub">struct note_sub</text:a> *note; </text:p>
      <text:p text:style-name="Preformatted_20_Text"><text:s text:c="2"/><text:a xlink:type="simple" xlink:href="../../../../software/downloads/gedcom-parse-0.90.0/doc/gomxref.html#user_data">struct user_data</text:a> *extra; </text:p>
      <text:p text:style-name="Preformatted_20_Text"><text:s text:c="2"/><text:a xlink:type="simple" xlink:href="../../../../software/downloads/gedcom-parse-0.90.0/doc/gomxref.html#personal_name">struct personal_name</text:a> *next; </text:p>
      <text:p text:style-name="Preformatted_20_Text"><text:s text:c="2"/><text:a xlink:type="simple" xlink:href="../../../../software/downloads/gedcom-parse-0.90.0/doc/gomxref.html#personal_name">struct personal_name</text:a> *previous; </text:p>
      <text:p text:style-name="Preformatted_20_Text">}; </text:p>
      <text:p text:style-name="Preformatted_20_Text"><text:s/></text:p>
      <text:p text:style-name="Preformatted_20_Text"><text:bookmark text:name="pedigree"/><text:span text:style-name="T1">struct pedigree</text:span> { </text:p>
      <text:p text:style-name="Preformatted_20_Text"><text:s text:c="2"/>char *pedigree; (<text:a xlink:type="simple" xlink:href="javascript:popup_gedcom('PEDIGREE_LINKAGE_TYPE')">?</text:a>)</text:p>
      <text:p text:style-name="Preformatted_20_Text"><text:s text:c="2"/><text:a xlink:type="simple" xlink:href="../../../../software/downloads/gedcom-parse-0.90.0/doc/gomxref.html#user_data">struct user_data</text:a> *extra; </text:p>
      <text:p text:style-name="Preformatted_20_Text"><text:s text:c="2"/><text:a xlink:type="simple" xlink:href="../../../../software/downloads/gedcom-parse-0.90.0/doc/gomxref.html#pedigree">struct pedigree</text:a> *next; </text:p>
      <text:p text:style-name="Preformatted_20_Text"><text:s text:c="2"/><text:a xlink:type="simple" xlink:href="../../../../software/downloads/gedcom-parse-0.90.0/doc/gomxref.html#pedigree">struct pedigree</text:a> *previous; </text:p>
      <text:p text:style-name="Preformatted_20_Text">}; </text:p>
      <text:p text:style-name="Preformatted_20_Text"><text:s/></text:p>
      <text:p text:style-name="Preformatted_20_Text"><text:bookmark text:name="family_link"/><text:span text:style-name="T1">struct family_link</text:span> { (<text:a xlink:type="simple" xlink:href="javascript:popup_gedcom('CHILD_TO_FAMILY_LINK')">?</text:a>)</text:p>
      <text:p text:style-name="Preformatted_20_Text"><text:s text:c="2"/><text:a xlink:type="simple" xlink:href="../../../../software/downloads/gedcom-parse-0.90.0/doc/interface.html#xref_value">struct xref_value</text:a> *family; </text:p>
      <text:p text:style-name="Preformatted_20_Text"><text:s text:c="2"/><text:a xlink:type="simple" xlink:href="../../../../software/downloads/gedcom-parse-0.90.0/doc/gomxref.html#pedigree">struct pedigree</text:a> *pedigree; </text:p>
      <text:p text:style-name="Preformatted_20_Text"><text:s text:c="2"/><text:a xlink:type="simple" xlink:href="../../../../software/downloads/gedcom-parse-0.90.0/doc/gomxref.html#note_sub">struct note_sub</text:a> *note; </text:p>
      <text:p text:style-name="Preformatted_20_Text"><text:s text:c="2"/><text:a xlink:type="simple" xlink:href="../../../../software/downloads/gedcom-parse-0.90.0/doc/gomxref.html#user_data">struct user_data</text:a> *extra; </text:p>
      <text:p text:style-name="Preformatted_20_Text"><text:s text:c="2"/><text:a xlink:type="simple" xlink:href="../../../../software/downloads/gedcom-parse-0.90.0/doc/gomxref.html#family_link">struct family_link</text:a> *next; </text:p>
      <text:p text:style-name="Preformatted_20_Text"><text:s text:c="2"/><text:a xlink:type="simple" xlink:href="../../../../software/downloads/gedcom-parse-0.90.0/doc/gomxref.html#family_link">struct family_link</text:a> *previous; </text:p>
      <text:p text:style-name="Preformatted_20_Text">}; </text:p>
      <text:p text:style-name="Preformatted_20_Text"><text:s/></text:p>
      <text:p text:style-name="Preformatted_20_Text"><text:bookmark text:name="association"/><text:span text:style-name="T1">struct association</text:span> { (<text:a xlink:type="simple" xlink:href="javascript:popup_gedcom('ASSOCIATION_STRUCTURE')">?</text:a>)</text:p>
      <text:p text:style-name="Preformatted_20_Text"><text:s text:c="2"/><text:a xlink:type="simple" xlink:href="../../../../software/downloads/gedcom-parse-0.90.0/doc/interface.html#xref_value">struct xref_value</text:a> *to; </text:p>
      <text:p text:style-name="Preformatted_20_Text"><text:s text:c="2"/>char *type; (<text:a xlink:type="simple" xlink:href="javascript:popup_gedcom('RECORD_TYPE')">?</text:a>)</text:p>
      <text:p text:style-name="Preformatted_20_Text"><text:s text:c="2"/>char *relation; (<text:a xlink:type="simple" xlink:href="javascript:popup_gedcom('RELATION_IS_DESCRIPTOR')">?</text:a>)</text:p>
      <text:p text:style-name="Preformatted_20_Text"><text:s text:c="2"/><text:a xlink:type="simple" xlink:href="../../../../software/downloads/gedcom-parse-0.90.0/doc/gomxref.html#source_citation">struct source_citation</text:a> *citation; </text:p>
      <text:p text:style-name="Preformatted_20_Text"><text:s text:c="2"/><text:a xlink:type="simple" xlink:href="../../../../software/downloads/gedcom-parse-0.90.0/doc/gomxref.html#note_sub">struct note_sub</text:a> *note; </text:p>
      <text:p text:style-name="Preformatted_20_Text"><text:s text:c="2"/><text:a xlink:type="simple" xlink:href="../../../../software/downloads/gedcom-parse-0.90.0/doc/gomxref.html#user_data">struct user_data</text:a> *extra; </text:p>
      <text:p text:style-name="Preformatted_20_Text"><text:s text:c="2"/><text:a xlink:type="simple" xlink:href="../../../../software/downloads/gedcom-parse-0.90.0/doc/gomxref.html#association">struct association</text:a> *next; </text:p>
      <text:p text:style-name="Preformatted_20_Text"><text:s text:c="2"/><text:a xlink:type="simple" xlink:href="../../../../software/downloads/gedcom-parse-0.90.0/doc/gomxref.html#association">struct association</text:a> *previous; </text:p>
      <text:p text:style-name="Preformatted_20_Text">}; </text:p>
      <text:p text:style-name="Preformatted_20_Text"><text:s/></text:p>
      <text:p text:style-name="Preformatted_20_Text"><text:bookmark text:name="source_event"/><text:span text:style-name="T1">struct source_event</text:span> { </text:p>
      <text:p text:style-name="Preformatted_20_Text"><text:s text:c="2"/>char *recorded_events; (<text:a xlink:type="simple" xlink:href="javascript:popup_gedcom('EVENTS_RECORDED')">?</text:a>)</text:p>
      <text:p text:style-name="Preformatted_20_Text"><text:s text:c="2"/><text:a xlink:type="simple" xlink:href="../../../../software/downloads/gedcom-parse-0.90.0/doc/interface.html#date_value">struct date_value</text:a> *date_period; (<text:a xlink:type="simple" xlink:href="javascript:popup_gedcom('DATE_PERIOD')">?</text:a>)</text:p>
      <text:p text:style-name="Preformatted_20_Text"><text:s text:c="2"/>char *jurisdiction; (<text:a xlink:type="simple" xlink:href="javascript:popup_gedcom('SOURCE_JURISDICTION_PLACE')">?</text:a>)</text:p>
      <text:p text:style-name="Preformatted_20_Text"><text:s text:c="2"/><text:a xlink:type="simple" xlink:href="../../../../software/downloads/gedcom-parse-0.90.0/doc/gomxref.html#user_data">struct user_data</text:a> *extra; </text:p>
      <text:p text:style-name="Preformatted_20_Text"><text:s text:c="2"/><text:a xlink:type="simple" xlink:href="../../../../software/downloads/gedcom-parse-0.90.0/doc/gomxref.html#source_event">struct source_event</text:a> *next; </text:p>
      <text:p text:style-name="Preformatted_20_Text"><text:s text:c="2"/><text:a xlink:type="simple" xlink:href="../../../../software/downloads/gedcom-parse-0.90.0/doc/gomxref.html#source_event">struct source_event</text:a> *previous; </text:p>
      <text:p text:style-name="Preformatted_20_Text">}; </text:p>
      <text:p text:style-name="Preformatted_20_Text"><text:s/></text:p>
      <text:p text:style-name="Preformatted_20_Text"><text:bookmark text:name="source_description"/><text:span text:style-name="T1">struct source_description</text:span> { </text:p>
      <text:p text:style-name="Preformatted_20_Text"><text:s text:c="2"/>char *call_number; (<text:a xlink:type="simple" xlink:href="javascript:popup_gedcom('SOURCE_CALL_NUMBER')">?</text:a>)</text:p>
      <text:p text:style-name="Preformatted_20_Text"><text:s text:c="2"/>char *media; (<text:a xlink:type="simple" xlink:href="javascript:popup_gedcom('SOURCE_MEDIA_TYPE')">?</text:a>)</text:p>
      <text:p text:style-name="Preformatted_20_Text"><text:s text:c="2"/><text:a xlink:type="simple" xlink:href="../../../../software/downloads/gedcom-parse-0.90.0/doc/gomxref.html#user_data">struct user_data</text:a> *extra; </text:p>
      <text:p text:style-name="Preformatted_20_Text"><text:s text:c="2"/><text:a xlink:type="simple" xlink:href="../../../../software/downloads/gedcom-parse-0.90.0/doc/gomxref.html#source_description">struct source_description</text:a> *next; </text:p>
      <text:p text:style-name="Preformatted_20_Text"><text:s text:c="2"/><text:a xlink:type="simple" xlink:href="../../../../software/downloads/gedcom-parse-0.90.0/doc/gomxref.html#source_description">struct source_description</text:a> *previous; </text:p>
      <text:p text:style-name="Preformatted_20_Text">}; </text:p>
      <text:p text:style-name="Preformatted_20_Text"><text:s/></text:p>
      <text:p text:style-name="P10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Palatino Linotype" svg:font-family="'Palatino Linotype'"/>
    <style:font-face style:name="Tahoma1" svg:font-family="Tahoma"/>
    <style:font-face style:name="Nimbus Mono L" svg:font-family="'Nimbus Mono L'" style:font-family-generic="modern" style:font-pitch="fixed"/>
    <style:font-face style:name="DejaVu Sans" svg:font-family="'DejaVu Sans'" style:font-pitch="variable"/>
    <style:font-face style:name="Tahoma" svg:font-family="Tahoma" style:font-pitch="variable"/>
    <style:font-face style:name="Palatino Linotype1" svg:font-family="'Palatino Linotype'" style:font-adornments="Bold" style:font-family-generic="roman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Palatino Linotype" fo:font-size="12pt" fo:language="en" fo:country="US" style:font-name-asian="DejaVu Sans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Palatino Linotype" fo:font-size="14pt" style:font-name-asian="DejaVu Sans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style:font-name="Palatino Linotype1" fo:font-size="14pt" fo:font-weight="bold" style:font-name-asian="DejaVu Sans" style:font-size-asian="18pt" style:font-weight-asian="bold" style:font-name-complex="Tahoma" style:font-size-complex="18pt" style:font-weight-complex="bold"/>
    </style:style>
    <style:style style:name="List" style:family="paragraph" style:parent-style-name="Text_20_body" style:class="list">
      <style:text-properties style:font-name="Palatino Linotype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Palatino Linotype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alatino Linotype" style:font-name-complex="Tahoma1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Nimbus Mono L" fo:font-size="10pt" style:font-name-asian="Nimbus Mono L" style:font-size-asian="10pt" style:font-name-complex="Nimbus Mono L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ource_20_Text" style:display-name="Source Text" style:family="text">
      <style:text-properties style:font-name="Nimbus Mono L" style:font-name-asian="Nimbus Mono L" style:font-name-complex="Nimbus Mono L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initial-creator>Josh Hansen</meta:initial-creator>
    <meta:creation-date>2006-08-26T21:48:41</meta:creation-date>
    <dc:creator>Josh Hansen</dc:creator>
    <dc:date>2006-08-26T22:16:23</dc:date>
    <dc:language>en-US</dc:language>
    <meta:editing-cycles>3</meta:editing-cycles>
    <meta:editing-duration>PT27M4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8" meta:paragraph-count="429" meta:word-count="1200" meta:character-count="9438"/>
  </office:meta>
</office:document-meta>
</file>